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0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56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57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58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59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60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61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62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63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64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65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66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67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68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065007254701340052" text:style-name="L1">
        <text:list-item>
          <text:p text:style-name="P10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760183549642078493" text:style-name="L2">
        <text:list-item>
          <text:p text:style-name="P10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0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3981696468440924568" text:style-name="L3">
        <text:list-item>
          <text:p text:style-name="P10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0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2860898850680307234" text:style-name="L4">
        <text:list-item>
          <text:p text:style-name="P107">Publicat codi d'accès al Classroom.</text:p>
        </text:list-item>
        <text:list-item>
          <text:p text:style-name="P120">Treball autònom tasca 1.</text:p>
        </text:list-item>
        <text:list-item>
          <text:p text:style-name="P10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5240494246396" text:continue-numbering="true" text:style-name="L4">
        <text:list-item>
          <text:p text:style-name="P10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5241129216053" text:continue-numbering="true" text:style-name="L4">
        <text:list-item>
          <text:p text:style-name="P10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96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5240448762520" text:continue-numbering="true" text:style-name="L4">
        <text:list-item>
          <text:p text:style-name="P11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1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mentem apartat 1.1 Temperatura y calor.</text:p>
        </text:list-item>
      </text:list>
      <text:p text:style-name="P60"/>
      <text:p text:style-name="P73">Di<text:span text:style-name="T12">vendres 10</text:span>/<text:span text:style-name="T7">10</text:span>/2<text:span text:style-name="T5">5</text:span></text:p>
      <text:p text:style-name="P73"/>
      <text:list xml:id="list115241909558959" text:continue-numbering="true" text:style-name="L4">
        <text:list-item>
          <text:p text:style-name="P11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7">Comentem apartat 1.2 Presión.</text:p>
        </text:list-item>
        <text:list-item>
          <text:p text:style-name="P127">Comentem apartat 1.2 Presión.</text:p>
        </text:list-item>
        <text:list-item>
          <text:p text:style-name="P127">Comentem els exercicis 1.3 Ejercicios temperatura y presión.</text:p>
        </text:list-item>
        <text:list-item>
          <text:p text:style-name="P127">Comentem apartat 1.4 Enegía y potencia</text:p>
        </text:list-item>
        <text:list-item>
          <text:p text:style-name="P128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4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4">Di<text:span text:style-name="T15">jous</text:span><text:tab/><text:tab/><text:span text:style-name="T15">16</text:span>/<text:span text:style-name="T7">10</text:span>/2<text:span text:style-name="T5">5</text:span></text:p>
      <text:list xml:id="list115241721917802" text:continue-numbering="true" text:style-name="L4">
        <text:list-item>
          <text:p text:style-name="P11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9">Comentem apartat 1.<text:span text:style-name="T15">5 Ejercicios energía y potencia</text:span>.</text:p>
        </text:list-item>
        <text:list-item>
          <text:p text:style-name="P129">Comentem apartat 1.<text:span text:style-name="T15">6.1 Calor específico</text:span></text:p>
        </text:list-item>
        <text:list-item>
          <text:p text:style-name="P129">Comentem apartat 1.<text:span text:style-name="T15">6.2 Calor sensible y latente</text:span></text:p>
        </text:list-item>
      </text:list>
      <text:p text:style-name="P62"/>
      <text:p text:style-name="P94">Divendres<text:tab/>17/10/25</text:p>
      <text:list xml:id="list115240961654487" text:continue-numbering="true" text:style-name="L4">
        <text:list-item>
          <text:p text:style-name="P11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0">Comentem apartat 1.6.3 Transmisión del calor</text:p>
        </text:list-item>
        <text:list-item>
          <text:p text:style-name="P13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97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5239904492569" text:continue-numbering="true" text:style-name="L4">
        <text:list-item>
          <text:p text:style-name="P11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1">Comentem <text:span text:style-name="T17">exercicis 1.7-1 a 3</text:span></text:p>
        </text:list-item>
        <text:list-item>
          <text:p text:style-name="P132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5240810899229" text:continue-numbering="true" text:style-name="L4">
        <text:list-item>
          <text:p text:style-name="P11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3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75">Di<text:span text:style-name="T19">jous</text:span><text:tab/><text:tab/><text:span text:style-name="T19">30</text:span>/<text:span text:style-name="T9">10</text:span>/2<text:span text:style-name="T5">5</text:span></text:p>
      <text:p text:style-name="P75"/>
      <text:list xml:id="list115241455508205" text:continue-numbering="true" text:style-name="L4">
        <text:list-item>
          <text:p text:style-name="P11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2">Comencem a comentar l'apartat 1.8.4 Diagrama de Mollier (diagrama p h)</text:p>
        </text:list-item>
      </text:list>
      <text:p text:style-name="P32"/>
      <text:p text:style-name="P32"/>
      <text:p text:style-name="P75">Di<text:span text:style-name="T19">vendres</text:span><text:tab/><text:span text:style-name="T19">31</text:span>/<text:span text:style-name="T9">10</text:span>/2<text:span text:style-name="T5">5</text:span></text:p>
      <text:p text:style-name="P75"/>
      <text:p text:style-name="P65">Festiu triat pel centre.</text:p>
      <text:p text:style-name="P65"/>
      <text:p text:style-name="P65"/>
      <text:p text:style-name="P76">Di<text:span text:style-name="T3">marts</text:span><text:tab/><text:span text:style-name="T20">04</text:span>/<text:span text:style-name="T9">11</text:span>/2<text:span text:style-name="T5">5</text:span></text:p>
      <text:p text:style-name="P76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7">Di<text:span text:style-name="T3">mecres</text:span><text:tab/><text:span text:style-name="T20">05</text:span>/<text:span text:style-name="T9">11</text:span>/2<text:span text:style-name="T5">5</text:span></text:p>
      <text:p text:style-name="P77"/>
      <text:list xml:id="list115239984531007" text:continue-numbering="true" text:style-name="L4">
        <text:list-item>
          <text:p text:style-name="P11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8"/>
      <text:p text:style-name="P98">Di<text:span text:style-name="T22">jous</text:span><text:tab/><text:tab/><text:span text:style-name="T20">06</text:span>/<text:span text:style-name="T9">11</text:span>/2<text:span text:style-name="T5">5</text:span></text:p>
      <text:p text:style-name="P78"/>
      <text:list xml:id="list115241615338421" text:continue-numbering="true" text:style-name="L4">
        <text:list-item>
          <text:p text:style-name="P11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4">Co<text:span text:style-name="T22">mentem exercici 1.9-5</text:span></text:p>
        </text:list-item>
      </text:list>
      <text:p text:style-name="P79"/>
      <text:p text:style-name="P79"/>
      <text:p text:style-name="P79">Di<text:span text:style-name="T23">vendres</text:span><text:tab/><text:span text:style-name="T20">07</text:span>/<text:span text:style-name="T9">11</text:span>/2<text:span text:style-name="T5">5</text:span></text:p>
      <text:p text:style-name="P79"/>
      <text:list xml:id="list115240915787170" text:continue-numbering="true" text:style-name="L4">
        <text:list-item>
          <text:p text:style-name="P119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25">C<text:span text:style-name="T23">omentem apartat 1.1.1 Coeficiente de funcionamiento COP y EER</text:span></text:p>
        </text:list-item>
        <text:list-item>
          <text:p text:style-name="P125">C<text:span text:style-name="T23">omentem apartat 1.1.2 Componenentes d ela instalación drigorífica por compresión</text:span></text:p>
        </text:list-item>
      </text:list>
      <text:p text:style-name="P66"/>
      <text:p text:style-name="P80"/>
      <text:p text:style-name="P80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1683825716613373130" text:style-name="L5">
        <text:list-item>
          <text:p text:style-name="P15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66"><text:span text:style-name="T26">C</text:span><text:span text:style-name="T25">omentem 1.1.3 Ciclo frigorífico en el diagrama p h</text:span></text:p>
        </text:list-item>
        <text:list-item>
          <text:p text:style-name="P166"><text:span text:style-name="T26">C</text:span><text:span text:style-name="T25">omentem 1.1.4 Caudal másico</text:span></text:p>
        </text:list-item>
        <text:list-item>
          <text:p text:style-name="P166"><text:span text:style-name="T26">C</text:span><text:span text:style-name="T25">omentem 1.1.5 Relación de compresión</text:span></text:p>
        </text:list-item>
        <text:list-item>
          <text:p text:style-name="P134">Comentem exercici 1.2-1</text:p>
        </text:list-item>
      </text:list>
      <text:p text:style-name="P51"/>
      <text:p text:style-name="P51"/>
      <text:p text:style-name="P81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15241439617834" text:continue-numbering="true" text:style-name="L5">
        <text:list-item>
          <text:p text:style-name="P14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2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15240687598581" text:continue-numbering="true" text:style-name="L5">
        <text:list-item>
          <text:p text:style-name="P15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5">Comentem exercici 1.2-<text:span text:style-name="T32">2</text:span></text:p>
        </text:list-item>
      </text:list>
      <text:p text:style-name="P52"/>
      <text:p text:style-name="P83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15241090999443" text:continue-numbering="true" text:style-name="L5">
        <text:list-item>
          <text:p text:style-name="P15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6">Comentem exercici 1.2-<text:span text:style-name="T32">2 i 3</text:span></text:p>
        </text:list-item>
      </text:list>
      <text:p text:style-name="P53"/>
      <text:p text:style-name="P84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5240850038276" text:continue-numbering="true" text:style-name="L5">
        <text:list-item>
          <text:p text:style-name="P15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67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5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15241421060898" text:continue-numbering="true" text:style-name="L5">
        <text:list-item>
          <text:p text:style-name="P14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6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15241920316792" text:continue-numbering="true" text:style-name="L5">
        <text:list-item>
          <text:p text:style-name="P160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68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99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15241533597669" text:continue-numbering="true" text:style-name="L5">
        <text:list-item>
          <text:p text:style-name="P16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7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37"><text:span text:style-name="T11">C</text:span>omentem <text:span text:style-name="T35">apartat 1.4 Puntos de medición de temperatura y presión.</text:span></text:p>
        </text:list-item>
        <text:list-item>
          <text:p text:style-name="P137"><text:span text:style-name="T11">C</text:span>omentem <text:span text:style-name="T35">apartat 1.5 Símbolos según UNE EN 1861.</text:span></text:p>
        </text:list-item>
        <text:list-item>
          <text:p text:style-name="P149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87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87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88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00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15241518169888" text:continue-numbering="true" text:style-name="L5">
        <text:list-item>
          <text:p text:style-name="P162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8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46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89">Di<text:span text:style-name="T3">mecres</text:span><text:tab/><text:span text:style-name="T38">03</text:span>/<text:span text:style-name="T9">12</text:span>/2<text:span text:style-name="T5">5</text:span></text:p>
      <text:p text:style-name="P89"/>
      <text:list xml:id="list115239975288593" text:continue-numbering="true" text:style-name="L5">
        <text:list-item>
          <text:p text:style-name="P147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0">Di<text:span text:style-name="T40">jous<text:tab/></text:span><text:tab/><text:span text:style-name="T38">04</text:span>/<text:span text:style-name="T9">12</text:span>/2<text:span text:style-name="T5">5</text:span></text:p>
      <text:list xml:id="list115241890210477" text:continue-numbering="true" text:style-name="L5">
        <text:list-item>
          <text:p text:style-name="P16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9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0"/>
      <text:p text:style-name="P90">Di<text:span text:style-name="T40">vendres</text:span><text:tab/><text:span text:style-name="T38">05</text:span>/<text:span text:style-name="T9">12</text:span>/2<text:span text:style-name="T5">5</text:span></text:p>
      <text:p text:style-name="P90"/>
      <text:list xml:id="list115241771654264" text:continue-numbering="true" text:style-name="L5">
        <text:list-item>
          <text:p text:style-name="P16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9"><text:span text:style-name="T11">C</text:span>omentem <text:span text:style-name="T35">apartat 2.1.1.1 Compressors hermètics</text:span></text:p>
        </text:list-item>
        <text:list-item>
          <text:p text:style-name="P150">Comentem exemple 2.1.1.1-1</text:p>
        </text:list-item>
      </text:list>
      <text:p text:style-name="P71"/>
      <text:p text:style-name="P91">Di<text:span text:style-name="T3">marts</text:span><text:tab/><text:span text:style-name="T38">09</text:span>/<text:span text:style-name="T9">12</text:span>/2<text:span text:style-name="T5">5</text:span></text:p>
      <text:p text:style-name="P91"/>
      <text:list xml:id="list115240965373691" text:continue-numbering="true" text:style-name="L5">
        <text:list-item>
          <text:p text:style-name="P148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92">Di<text:span text:style-name="T3">mecres</text:span><text:tab/><text:span text:style-name="T44">10</text:span>/<text:span text:style-name="T9">12</text:span>/2<text:span text:style-name="T5">5</text:span></text:p>
      <text:p text:style-name="P92"/>
      <text:list xml:id="list115241773634488" text:continue-numbering="true" text:style-name="L5">
        <text:list-item>
          <text:p text:style-name="P126">Baixem al taller, posem en marxa el simulador de fred. Observem temperatures i pressions en diversos modes de funcionament (obstruint el condensador, apagant els ventiladors del evaporador).</text:p>
        </text:list-item>
      </text:list>
      <text:p text:style-name="P93"/>
      <text:p text:style-name="P93">Di<text:span text:style-name="T45">jous</text:span><text:tab/><text:tab/><text:span text:style-name="T44">11</text:span>/<text:span text:style-name="T9">12</text:span>/2<text:span text:style-name="T5">5</text:span></text:p>
      <text:p text:style-name="P93"/>
      <text:p text:style-name="P72">Seguim comentant exemple 2.1.1.1-1</text:p>
      <text:p text:style-name="P95"/>
      <text:p text:style-name="P93">Di<text:span text:style-name="T45">vendres</text:span><text:tab/><text:span text:style-name="T44">12</text:span>/<text:span text:style-name="T9">12</text:span>/2<text:span text:style-name="T5">5</text:span></text:p>
      <text:p text:style-name="P93"/>
      <text:p text:style-name="P152">Activitat emp<text:span text:style-name="T46">r</text:span>enedoria.</text:p>
      <text:p text:style-name="P152"/>
      <text:p text:style-name="P154">Di<text:span text:style-name="T3">marts</text:span><text:tab/><text:span text:style-name="T47">16</text:span>/<text:span text:style-name="T9">12</text:span>/2<text:span text:style-name="T5">5</text:span></text:p>
      <text:p text:style-name="P154"/>
      <text:list xml:id="list115241184915414" text:continue-numbering="true" text:style-name="L5">
        <text:list-item>
          <text:p text:style-name="P16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0"><text:span text:style-name="T11">C</text:span>omentem <text:span text:style-name="T47">programa de simulació SOLKANE (pàg. 11 i 12)</text:span></text:p>
        </text:list-item>
      </text:list>
      <text:p text:style-name="P142"/>
      <text:p text:style-name="P154">Di<text:span text:style-name="T3">mecres</text:span><text:tab/><text:span text:style-name="T47">17</text:span>/<text:span text:style-name="T9">12</text:span>/2<text:span text:style-name="T5">5</text:span></text:p>
      <text:p text:style-name="P151"/>
      <text:p text:style-name="P153">Examen de recuperació del segon examen de la primera avaluació (26/11/25).</text:p>
      <text:p text:style-name="P155"><text:soft-page-break/>Di<text:span text:style-name="T3">marts</text:span><text:tab/><text:span text:style-name="T47">18</text:span>/<text:span text:style-name="T9">12</text:span>/2<text:span text:style-name="T5">5</text:span></text:p>
      <text:p text:style-name="P155"/>
      <text:list xml:id="list115241396079221" text:continue-numbering="true" text:style-name="L5">
        <text:list-item>
          <text:p text:style-name="P16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1"><text:span text:style-name="T11">C</text:span>omentem <text:span text:style-name="T48">apartat 2.1.1.2 Compressors semihermètics</text:span></text:p>
        </text:list-item>
        <text:list-item>
          <text:p text:style-name="P141"><text:span text:style-name="T11">C</text:span>omentem <text:span text:style-name="T48">apartat 2.1.1.3 Compressors oberts</text:span></text:p>
        </text:list-item>
        <text:list-item>
          <text:p text:style-name="P141"><text:span text:style-name="T11">C</text:span>omentem <text:span text:style-name="T48">apartat 2.1.2.1 Compressors alternatius de pistó</text:span></text:p>
          <text:p text:style-name="P141"/>
        </text:list-item>
      </text:list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20T11:52:39.696109525</dc:date>
    <meta:editing-duration>PT2H40M51S</meta:editing-duration>
    <meta:editing-cycles>243</meta:editing-cycles>
    <meta:document-statistic meta:table-count="0" meta:image-count="0" meta:object-count="1" meta:page-count="7" meta:paragraph-count="155" meta:word-count="948" meta:character-count="6109" meta:non-whitespace-character-count="537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